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D0000007D016A7E88FD3573829.png" manifest:media-type="image/png"/>
  <manifest:file-entry manifest:full-path="Pictures/1000000000000020000000204B249CA79A42C6D7.png" manifest:media-type="image/png"/>
  <manifest:file-entry manifest:full-path="Pictures/100002010000010000000100B1A84D508A0E435B.png" manifest:media-type="image/png"/>
  <manifest:file-entry manifest:full-path="Pictures/10000000000000E1000000E135FDE083F036D33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fe7f5" draw:opacity="80%" draw:textarea-horizontal-align="justify" draw:textarea-vertical-align="middle" draw:auto-grow-height="false" fo:min-height="9.75cm" fo:min-width="12.2cm" draw:shadow-opacity="80%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11.55cm" fo:min-width="17.3cm" draw:shadow-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fill-color="#cfe7f5" draw:opacity="80%" draw:textarea-horizontal-align="justify" draw:textarea-vertical-align="middle" draw:auto-grow-height="false" fo:min-height="2.521cm" fo:min-width="5.8cm" draw:shadow-opacity="80%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fe7f5" draw:opacity="80%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4.167cm" svg:height="4.167cm" svg:x="8.3cm" svg:y="23.933cm">
          <draw:image xlink:href="Pictures/10000201000007D0000007D016A7E88FD3573829.png" xlink:type="simple" xlink:show="embed" xlink:actuate="onLoad">
            <text:p/>
          </draw:image>
        </draw:frame>
        <draw:custom-shape draw:style-name="gr2" draw:text-style-name="P2" xml:id="id2" draw:id="id2" draw:layer="layout" svg:width="12.7cm" svg:height="10cm" svg:x="6.2cm" svg:y="12.7cm">
          <text:p text:style-name="P5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cm" svg:height="2.1cm" svg:x="-4cm" svg:y="13cm">
          <draw:image xlink:href="Pictures/10000000000000E1000000E135FDE083F036D337.png" xlink:type="simple" xlink:show="embed" xlink:actuate="onLoad">
            <text:p/>
          </draw:image>
        </draw:frame>
        <draw:custom-shape draw:style-name="gr3" draw:text-style-name="P3" draw:layer="layout" svg:width="17.8cm" svg:height="11.8cm" svg:x="1.6cm" svg:y="11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47cm" svg:height="0.962cm" svg:x="1.8cm" svg:y="22.4cm">
          <draw:text-box>
            <text:p>Tomcat</text:p>
          </draw:text-box>
        </draw:frame>
        <draw:custom-shape draw:style-name="gr5" draw:text-style-name="P5" draw:layer="layout" svg:width="4.8cm" svg:height="1.5cm" svg:x="6.9cm" svg:y="19cm">
          <text:p text:style-name="P5">GWT</text:p>
          <draw:enhanced-geometry svg:viewBox="0 0 21600 21600" draw:type="rectangle" draw:enhanced-path="M 0 0 L 21600 0 21600 21600 0 21600 0 0 Z N"/>
        </draw:custom-shape>
        <draw:frame draw:style-name="gr6" draw:text-style-name="P5" xml:id="id1" draw:id="id1" draw:layer="layout" svg:width="2.6cm" svg:height="2.6cm" svg:x="3.7cm" svg:y="1.7cm">
          <draw:image xlink:href="Pictures/100002010000010000000100B1A84D508A0E435B.png" xlink:type="simple" xlink:show="embed" xlink:actuate="onLoad">
            <text:p/>
          </draw:image>
        </draw:frame>
        <draw:frame draw:style-name="gr6" draw:text-style-name="P5" draw:layer="layout" svg:width="2.771cm" svg:height="2.771cm" svg:x="13.929cm" svg:y="1.7cm">
          <draw:image xlink:href="Pictures/100002010000010000000100B1A84D508A0E435B.png" xlink:type="simple" xlink:show="embed" xlink:actuate="onLoad">
            <text:p/>
          </draw:image>
        </draw:frame>
        <draw:frame draw:style-name="gr7" draw:text-style-name="P4" draw:layer="layout" svg:width="2.966cm" svg:height="1cm" svg:x="0.834cm" svg:y="2.2cm">
          <draw:text-box>
            <text:p>MariaDB</text:p>
          </draw:text-box>
        </draw:frame>
        <draw:frame draw:style-name="gr8" draw:text-style-name="P4" draw:layer="layout" svg:width="4.8cm" svg:height="1.673cm" svg:x="10.5cm" svg:y="1.627cm">
          <draw:text-box>
            <text:p>Database AS400</text:p>
          </draw:text-box>
        </draw:frame>
        <draw:line draw:style-name="gr9" draw:text-style-name="P5" draw:layer="layout" svg:x1="15.3cm" svg:y1="7.971cm" svg:x2="15.3cm" svg:y2="4.371cm">
          <text:p/>
        </draw:line>
        <draw:custom-shape draw:style-name="gr10" draw:text-style-name="P2" draw:layer="layout" svg:width="6.3cm" svg:height="2.771cm" svg:x="12.2cm" svg:y="8cm">
          <text:p text:style-name="P5">Hibernate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0.5cm" svg:y1="21.3cm" svg:x2="10.5cm" svg:y2="24.1cm">
          <text:p/>
        </draw:line>
        <draw:line draw:style-name="gr9" draw:text-style-name="P5" draw:layer="layout" svg:x1="15.5cm" svg:y1="10.8cm" svg:x2="15.5cm" svg:y2="12.7cm">
          <text:p/>
        </draw:line>
        <draw:frame draw:style-name="gr12" draw:text-style-name="P4" draw:layer="layout" svg:width="2.7cm" svg:height="1.1cm" svg:x="6.5cm" svg:y="12.9cm">
          <draw:text-box>
            <text:p>Liferay</text:p>
          </draw:text-box>
        </draw:frame>
        <draw:connector draw:style-name="gr13" draw:text-style-name="P1" draw:layer="layout" svg:x1="5cm" svg:y1="4.3cm" svg:x2="6.2cm" svg:y2="17.7cm" draw:start-shape="id1" draw:start-glue-point="2" draw:end-shape="id2" draw:end-glue-point="3" svg:d="M5000 4300v13400h1200" svg:viewBox="0 0 1201 1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4" svg:stroke-color="#3465a4" draw:fill="none" draw:fill-gradient-name="Gradient_20_2" draw:fill-hatch-name="Hatching_20_46" draw:fill-image-name="Bitmap_20_1"/>
      <style:paragraph-properties style:writing-mode="lr-tb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7:16:25.926000000</meta:creation-date>
    <dc:date>2018-09-04T22:54:49.697000000</dc:date>
    <meta:editing-duration>PT24M52S</meta:editing-duration>
    <meta:editing-cycles>3</meta:editing-cycles>
    <meta:generator>LibreOffice/5.2.2.2$Windows_X86_64 LibreOffice_project/8f96e87c890bf8fa77463cd4b640a2312823f3ad</meta:generator>
    <meta:document-statistic meta:object-count="16"/>
  </office:meta>
</office:document-meta>
</file>